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4cm" svg:height="1.6cm" svg:x="11.9cm" svg:y="9cm">
          <text:p text:style-name="P1">BestandS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5cm" svg:height="1cm" svg:x="1.8cm" svg:y="6.7cm">
          <text:p text:style-name="P1">Sekretärinne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cm" svg:height="1cm" svg:x="8.8cm" svg:y="2.7cm">
          <text:p text:style-name="P1">Lehrstuhlmitarbe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7cm" svg:height="1.1cm" svg:x="20.6cm" svg:y="5.4cm">
          <text:p text:style-name="P1">Medienverw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cm" svg:height="1.1cm" svg:x="21.1cm" svg:y="10.9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cm" svg:height="1.1cm" svg:x="18.9cm" svg:y="17.1cm">
          <text:p text:style-name="P1">Auslei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cm" svg:height="1cm" svg:x="2.8cm" svg:y="16.7cm">
          <text:p text:style-name="P1">Suc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cm" svg:height="1.6cm" svg:x="2.7cm" svg:y="9.3cm">
          <text:p text:style-name="P1">Monitoring-<text:line-break/>Nutz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3cm" svg:y1="7.2cm" svg:x2="14.6cm" svg:y2="9cm" draw:start-shape="id1" draw:start-glue-point="1" draw:end-shape="id2" draw:end-glue-point="4" svg:d="m6300 7200c5534 0 8300 600 8300 1800">
          <text:p/>
        </draw:connector>
        <draw:connector draw:style-name="gr2" draw:text-style-name="P1" draw:layer="layout" draw:type="curve" svg:x1="11.9cm" svg:y1="3.7cm" svg:x2="14.6cm" svg:y2="9cm" draw:start-shape="id3" draw:end-shape="id2" svg:d="m11900 3700c0 3975 2700 1325 2700 5300">
          <text:p/>
        </draw:connector>
        <draw:connector draw:style-name="gr3" draw:text-style-name="P1" draw:layer="layout" draw:type="curve" svg:x1="23.45cm" svg:y1="6.5cm" svg:x2="16.51cm" svg:y2="9.234cm" draw:start-shape="id4" draw:start-glue-point="2" draw:end-shape="id2" draw:end-glue-point="11" svg:d="m23450 6500c0 1875-6940 508-6940 2734">
          <text:p/>
        </draw:connector>
        <draw:connector draw:style-name="gr3" draw:text-style-name="P1" draw:layer="layout" draw:type="curve" svg:x1="24.3cm" svg:y1="10.9cm" svg:x2="17.3cm" svg:y2="9.8cm" draw:start-shape="id5" draw:start-glue-point="0" draw:end-shape="id2" draw:end-glue-point="10" svg:d="m24300 10900c0-734-2333-1100-7000-1100">
          <text:p/>
        </draw:connector>
        <draw:connector draw:style-name="gr3" draw:text-style-name="P1" draw:layer="layout" draw:type="curve" draw:line-skew="1.34cm" svg:x1="21.2cm" svg:y1="17.1cm" svg:x2="16.51cm" svg:y2="10.366cm" draw:start-shape="id6" draw:start-glue-point="0" draw:end-shape="id2" draw:end-glue-point="9" svg:d="m21200 17100c0-2863-4690 503-4690-6734">
          <text:p/>
        </draw:connector>
        <draw:connector draw:style-name="gr3" draw:text-style-name="P1" draw:layer="layout" draw:type="curve" draw:line-skew="-1.447cm 0.557cm" svg:x1="16.51cm" svg:y1="10.366cm" svg:x2="23.5cm" svg:y2="17.65cm" draw:start-shape="id2" draw:start-glue-point="9" draw:end-shape="id6" draw:end-glue-point="1" svg:d="m16510 10366c0 3057 4024 2547 6169 3604s2408 3680 821 3680">
          <text:p/>
        </draw:connector>
        <draw:connector draw:style-name="gr3" draw:text-style-name="P1" draw:layer="layout" draw:type="curve" svg:x1="14.6cm" svg:y1="10.6cm" svg:x2="18.9cm" svg:y2="17.65cm" draw:start-shape="id2" draw:start-glue-point="8" draw:end-shape="id6" draw:end-glue-point="3" svg:d="m14600 10600c0 4700 1433 7050 4300 7050">
          <text:p/>
        </draw:connector>
        <draw:frame draw:style-name="gr4" draw:layer="layout" svg:width="3.2cm" svg:height="1.673cm" svg:x="13.6cm" svg:y="16.6cm">
          <draw:text-box>
            <text:p>Warnung</text:p>
            <text:p>Mahnung</text:p>
          </draw:text-box>
        </draw:frame>
        <draw:frame draw:style-name="gr5" draw:layer="layout" svg:width="2.746cm" svg:height="0.962cm" svg:x="22.9cm" svg:y="13.2cm">
          <draw:text-box>
            <text:p>Medium</text:p>
          </draw:text-box>
        </draw:frame>
        <draw:frame draw:style-name="gr5" draw:layer="layout" svg:width="2.746cm" svg:height="0.962cm" svg:x="18.5cm" svg:y="14.3cm">
          <draw:text-box>
            <text:p>Medium</text:p>
          </draw:text-box>
        </draw:frame>
        <draw:frame draw:style-name="gr5" draw:layer="layout" svg:width="4.549cm" svg:height="0.962cm" svg:x="20.9cm" svg:y="9cm">
          <draw:text-box>
            <text:p>Gruppendaten</text:p>
          </draw:text-box>
        </draw:frame>
        <draw:frame draw:style-name="gr6" draw:layer="layout" svg:width="4.329cm" svg:height="1.562cm" svg:x="17.971cm" svg:y="10.038cm">
          <draw:text-box>
            <text:p>Medienrechte</text:p>
          </draw:text-box>
        </draw:frame>
        <draw:frame draw:style-name="gr5" draw:layer="layout" svg:width="4.151cm" svg:height="0.962cm" svg:x="17.232cm" svg:y="6.695cm">
          <draw:text-box>
            <text:p>Mediendaten</text:p>
          </draw:text-box>
        </draw:frame>
        <draw:connector draw:style-name="gr3" draw:text-style-name="P1" draw:layer="layout" draw:type="curve" svg:x1="6cm" svg:y1="17.2cm" svg:x2="12.69cm" svg:y2="10.366cm" draw:start-shape="id7" draw:start-glue-point="1" draw:end-shape="id2" draw:end-glue-point="7" svg:d="m6000 17200c4460 0 6690-2278 6690-6834">
          <text:p/>
        </draw:connector>
        <draw:frame draw:style-name="gr5" draw:layer="layout" svg:width="3.529cm" svg:height="0.962cm" svg:x="6.371cm" svg:y="17.2cm">
          <draw:text-box>
            <text:p>Suchdaten</text:p>
          </draw:text-box>
        </draw:frame>
        <draw:connector draw:style-name="gr3" draw:text-style-name="P1" draw:layer="layout" draw:type="curve" svg:x1="12.69cm" svg:y1="10.366cm" svg:x2="4.4cm" svg:y2="16.7cm" draw:start-shape="id2" draw:start-glue-point="7" draw:end-shape="id7" svg:d="m12690 10366c0 4927-8290 1761-8290 6334">
          <text:p/>
        </draw:connector>
        <draw:frame draw:style-name="gr7" draw:layer="layout" svg:width="4.151cm" svg:height="0.962cm" svg:x="4.8cm" svg:y="14.738cm">
          <draw:text-box>
            <text:p>Mediendaten</text:p>
          </draw:text-box>
        </draw:frame>
        <draw:connector draw:style-name="gr3" draw:text-style-name="P1" draw:layer="layout" draw:type="curve" svg:x1="11.9cm" svg:y1="9.8cm" svg:x2="6.5cm" svg:y2="10.1cm" draw:start-shape="id2" draw:start-glue-point="6" draw:end-shape="id8" svg:d="m11900 9800c-4050 0-1350 300-5400 300">
          <text:p/>
        </draw:connector>
        <draw:frame draw:style-name="gr5" draw:layer="layout" svg:width="2.301cm" svg:height="0.962cm" svg:x="7.5cm" svg:y="9.1cm">
          <draw:text-box>
            <text:p>Stat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8T19:59:53</meta:creation-date>
    <dc:date>2014-11-30T11:29:39</dc:date>
    <meta:editing-duration>PT3M28S</meta:editing-duration>
    <meta:editing-cycles>2</meta:editing-cycles>
    <meta:generator>LibreOffice/3.5$Linux_X86_64 LibreOffice_project/350m1$Build-2</meta:generator>
    <meta:document-statistic meta:object-count="27"/>
  </office:meta>
</office:document-meta>
</file>